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30000003900A51D1FAA6D33E7.png" manifest:media-type="image/png"/>
  <manifest:file-entry manifest:full-path="Pictures/10000201000000520000005308F0239B2ED6F622.png" manifest:media-type="image/png"/>
  <manifest:file-entry manifest:full-path="Pictures/100040800000087A00000894D3613AEF290736C0.svg" manifest:media-type="image/svg+xml"/>
  <manifest:file-entry manifest:full-path="Pictures/100002010000008D000000524DF2046484861F8D.png" manifest:media-type="image/png"/>
  <manifest:file-entry manifest:full-path="Pictures/1000074F000006ED000005E40D18F0C82018D773.svg" manifest:media-type="image/svg+xml"/>
  <manifest:file-entry manifest:full-path="Pictures/1000020100000051000000516D7D1DE58BC3EFC0.png" manifest:media-type="image/png"/>
  <manifest:file-entry manifest:full-path="Pictures/100004DC00000E930000087A6677DC8E5F14CC33.svg" manifest:media-type="image/svg+xml"/>
  <manifest:file-entry manifest:full-path="Pictures/100005650000085F0000085FE3DBD8C3A2CA859C.svg" manifest:media-type="image/svg+xml"/>
  <manifest:file-entry manifest:full-path="Pictures/100002010000005B000000519BA26E8A5153D49D.png" manifest:media-type="image/png"/>
  <manifest:file-entry manifest:full-path="Pictures/100006EB000009680000085F58444F762B471FB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651cm" fo:min-width="4.718cm" fo:padding-top="0.151cm" fo:padding-bottom="0.151cm" fo:padding-left="0.276cm" fo:padding-right="0.276cm" draw:shadow="hidden"/>
    </style:style>
    <style:style style:name="gr2" style:family="graphic" style:parent-style-name="standard">
      <style:graphic-properties draw:fill="solid" draw:fill-color="#b4c7dc" draw:textarea-horizontal-align="justify" draw:textarea-vertical-align="top" draw:auto-grow-height="false" fo:min-height="1.147cm" fo:min-width="1.278cm" draw:shadow="hidden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0.239cm" fo:min-width="11.894cm" fo:padding-top="0.151cm" fo:padding-bottom="0.151cm" fo:padding-left="0.276cm" fo:padding-right="0.276cm" draw:shadow="hidden"/>
    </style:style>
    <style:style style:name="gr4" style:family="graphic" style:parent-style-name="standard">
      <style:graphic-properties draw:stroke="dash" draw:stroke-dash="Long_20_Dash" svg:stroke-width="0.053cm" draw:marker-start-width="0.279cm" draw:marker-end-width="0.279cm" draw:fill="none" draw:textarea-horizontal-align="justify" draw:textarea-vertical-align="bottom" draw:auto-grow-height="false" fo:min-height="9.604cm" fo:min-width="6.56cm" fo:padding-top="0.151cm" fo:padding-bottom="0.151cm" fo:padding-left="0.276cm" fo:padding-right="0.276cm" draw:shadow="hidden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49cm" fo:min-width="2.34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231cm" fo:min-width="0.38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071cm" fo:min-width="0.38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dash" draw:stroke-dash="Long_20_Dash" svg:stroke-width="0.053cm" draw:marker-start-width="0.279cm" draw:marker-end-width="0.279cm" draw:fill="none" draw:textarea-horizontal-align="justify" draw:textarea-vertical-align="bottom" draw:auto-grow-height="false" fo:min-height="15.065cm" fo:min-width="14.18cm" fo:padding-top="0.151cm" fo:padding-bottom="0.151cm" fo:padding-left="0.276cm" fo:padding-right="0.276cm" draw:shadow="hidde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tyle="italic"/>
    </style:style>
    <style:style style:name="P3" style:family="paragraph">
      <loext:graphic-properties draw:fill="solid" draw:fill-color="#b4c7dc"/>
      <style:paragraph-properties fo:text-align="start"/>
      <style:text-properties fo:font-size="16pt" fo:font-style="italic" style:font-size-asian="16pt" style:font-size-complex="16pt"/>
    </style:style>
    <style:style style:name="P4" style:family="paragraph">
      <style:paragraph-properties fo:text-align="start"/>
      <style:text-properties fo:font-weight="normal"/>
    </style:style>
    <style:style style:name="P5" style:family="paragraph">
      <loext:graphic-properties draw:fill="none"/>
      <style:paragraph-properties fo:text-align="start"/>
      <style:text-properties fo:font-size="14pt" fo:font-weight="normal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559cm" fo:margin-bottom="0cm" fo:text-align="center" fo:text-indent="0cm"/>
    </style:style>
    <style:style style:name="P8" style:family="paragraph">
      <style:paragraph-properties fo:text-align="center"/>
      <style:text-properties fo:color="#3465a4" fo:font-weight="bold"/>
    </style:style>
    <style:style style:name="P9" style:family="paragraph">
      <style:paragraph-properties fo:text-align="center"/>
      <style:text-properties fo:color="#355269"/>
    </style:style>
    <style:style style:name="P10" style:family="paragraph">
      <style:paragraph-properties fo:text-align="center"/>
      <style:text-properties fo:color="#355269"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7cm" svg:height="4.953cm" svg:x="5.277cm" svg:y="11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78cm" svg:height="1.397cm" svg:x="5.277cm" svg:y="11.02cm">
          <text:p text:style-name="P2"><text:span text:style-name="T1">VPC</text:span></text:p>
          <text:p text:style-name="P2"><text:span text:style-name="T1">A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2.446cm" svg:height="10.541cm" svg:x="14.103cm" svg:y="7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78cm" svg:height="1.397cm" svg:x="14.103cm" svg:y="7.337cm">
          <text:p text:style-name="P2"><text:span text:style-name="T2">VPC</text:span></text:p>
          <text:p text:style-name="P2"><text:span text:style-name="T1">K8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112cm" svg:height="9.906cm" svg:x="4.705cm" svg:y="7.972cm">
          <text:p text:style-name="P4"><text:span text:style-name="T3">Resource Group</text:span></text:p>
          <text:p text:style-name="P4"><text:span text:style-name="T3">RG-A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556cm" svg:height="1.397cm" svg:x="10.547cm" svg:y="12.671cm">
          <text:p text:style-name="P6">vnet peer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xml:id="id2" draw:id="id2" draw:layer="layout" svg:width="1.836cm" svg:height="1.634cm" svg:x="7.06cm" svg:y="13.179cm">
          <draw:image xlink:href="Pictures/100006EB000009680000085F58444F762B471FB9.svg" xlink:type="simple" xlink:show="embed" xlink:actuate="onLoad" loext:mime-type="image/svg+xml">
            <text:p text:style-name="P7">Jumpbox</text:p>
          </draw:image>
          <draw:image xlink:href="Pictures/100002010000005B000000519BA26E8A5153D49D.png" xlink:type="simple" xlink:show="embed" xlink:actuate="onLoad" loext:mime-type="image/png"/>
        </draw:frame>
        <draw:frame draw:style-name="gr7" draw:text-style-name="P6" draw:layer="layout" svg:width="1.27cm" svg:height="0.738cm" svg:x="9.404cm" svg:y="15.616cm">
          <draw:image xlink:href="Pictures/100004DC00000E930000087A6677DC8E5F14CC33.svg" xlink:type="simple" xlink:show="embed" xlink:actuate="onLoad" loext:mime-type="image/svg+xml">
            <text:p/>
          </draw:image>
          <draw:image xlink:href="Pictures/100002010000008D000000524DF2046484861F8D.png" xlink:type="simple" xlink:show="embed" xlink:actuate="onLoad" loext:mime-type="image/png"/>
        </draw:frame>
        <draw:frame draw:style-name="gr7" draw:text-style-name="P6" draw:layer="layout" svg:width="1.27cm" svg:height="0.738cm" svg:x="25.152cm" svg:y="17.521cm">
          <draw:image xlink:href="Pictures/100004DC00000E930000087A6677DC8E5F14CC33.svg" xlink:type="simple" xlink:show="embed" xlink:actuate="onLoad" loext:mime-type="image/svg+xml">
            <text:p/>
          </draw:image>
          <draw:image xlink:href="Pictures/100002010000008D000000524DF2046484861F8D.png" xlink:type="simple" xlink:show="embed" xlink:actuate="onLoad" loext:mime-type="image/png"/>
        </draw:frame>
        <draw:frame draw:style-name="gr7" draw:text-style-name="P6" draw:layer="layout" svg:width="1.836cm" svg:height="1.634cm" svg:x="16.77cm" svg:y="12.29cm">
          <draw:image xlink:href="Pictures/100006EB000009680000085F58444F762B471FB9.svg" xlink:type="simple" xlink:show="embed" xlink:actuate="onLoad" loext:mime-type="image/svg+xml">
            <text:p/>
          </draw:image>
          <draw:image xlink:href="Pictures/100002010000005B000000519BA26E8A5153D49D.png" xlink:type="simple" xlink:show="embed" xlink:actuate="onLoad" loext:mime-type="image/png"/>
        </draw:frame>
        <draw:frame draw:style-name="gr7" draw:text-style-name="P6" draw:layer="layout" svg:width="1.836cm" svg:height="1.634cm" svg:x="19.368cm" svg:y="12.29cm">
          <draw:image xlink:href="Pictures/100006EB000009680000085F58444F762B471FB9.svg" xlink:type="simple" xlink:show="embed" xlink:actuate="onLoad" loext:mime-type="image/svg+xml">
            <text:p/>
          </draw:image>
          <draw:image xlink:href="Pictures/100002010000005B000000519BA26E8A5153D49D.png" xlink:type="simple" xlink:show="embed" xlink:actuate="onLoad" loext:mime-type="image/png"/>
        </draw:frame>
        <draw:frame draw:style-name="gr7" draw:text-style-name="P6" draw:layer="layout" svg:width="1.836cm" svg:height="1.634cm" svg:x="21.908cm" svg:y="12.307cm">
          <draw:image xlink:href="Pictures/100006EB000009680000085F58444F762B471FB9.svg" xlink:type="simple" xlink:show="embed" xlink:actuate="onLoad" loext:mime-type="image/svg+xml">
            <text:p/>
          </draw:image>
          <draw:image xlink:href="Pictures/100002010000005B000000519BA26E8A5153D49D.png" xlink:type="simple" xlink:show="embed" xlink:actuate="onLoad" loext:mime-type="image/png"/>
        </draw:frame>
        <draw:frame draw:style-name="gr7" draw:text-style-name="P6" draw:layer="layout" svg:width="1.836cm" svg:height="1.634cm" svg:x="14.495cm" svg:y="14.957cm">
          <draw:image xlink:href="Pictures/100006EB000009680000085F58444F762B471FB9.svg" xlink:type="simple" xlink:show="embed" xlink:actuate="onLoad" loext:mime-type="image/svg+xml">
            <text:p/>
          </draw:image>
          <draw:image xlink:href="Pictures/100002010000005B000000519BA26E8A5153D49D.png" xlink:type="simple" xlink:show="embed" xlink:actuate="onLoad" loext:mime-type="image/png"/>
        </draw:frame>
        <draw:frame draw:style-name="gr7" draw:text-style-name="P6" draw:layer="layout" svg:width="1.836cm" svg:height="1.634cm" svg:x="17.093cm" svg:y="14.957cm">
          <draw:image xlink:href="Pictures/100006EB000009680000085F58444F762B471FB9.svg" xlink:type="simple" xlink:show="embed" xlink:actuate="onLoad" loext:mime-type="image/svg+xml">
            <text:p/>
          </draw:image>
          <draw:image xlink:href="Pictures/100002010000005B000000519BA26E8A5153D49D.png" xlink:type="simple" xlink:show="embed" xlink:actuate="onLoad" loext:mime-type="image/png"/>
        </draw:frame>
        <draw:frame draw:style-name="gr7" draw:text-style-name="P6" draw:layer="layout" svg:width="1.836cm" svg:height="1.634cm" svg:x="19.633cm" svg:y="14.974cm">
          <draw:image xlink:href="Pictures/100006EB000009680000085F58444F762B471FB9.svg" xlink:type="simple" xlink:show="embed" xlink:actuate="onLoad" loext:mime-type="image/svg+xml">
            <text:p/>
          </draw:image>
          <draw:image xlink:href="Pictures/100002010000005B000000519BA26E8A5153D49D.png" xlink:type="simple" xlink:show="embed" xlink:actuate="onLoad" loext:mime-type="image/png"/>
        </draw:frame>
        <draw:frame draw:style-name="gr7" draw:text-style-name="P6" draw:layer="layout" svg:width="1.836cm" svg:height="1.634cm" svg:x="21.665cm" svg:y="14.847cm">
          <draw:image xlink:href="Pictures/100006EB000009680000085F58444F762B471FB9.svg" xlink:type="simple" xlink:show="embed" xlink:actuate="onLoad" loext:mime-type="image/svg+xml">
            <text:p/>
          </draw:image>
          <draw:image xlink:href="Pictures/100002010000005B000000519BA26E8A5153D49D.png" xlink:type="simple" xlink:show="embed" xlink:actuate="onLoad" loext:mime-type="image/png"/>
        </draw:frame>
        <draw:frame draw:style-name="gr7" draw:text-style-name="P6" draw:layer="layout" svg:width="1.836cm" svg:height="1.634cm" svg:x="23.951cm" svg:y="14.957cm">
          <draw:image xlink:href="Pictures/100006EB000009680000085F58444F762B471FB9.svg" xlink:type="simple" xlink:show="embed" xlink:actuate="onLoad" loext:mime-type="image/svg+xml">
            <text:p/>
          </draw:image>
          <draw:image xlink:href="Pictures/100002010000005B000000519BA26E8A5153D49D.png" xlink:type="simple" xlink:show="embed" xlink:actuate="onLoad" loext:mime-type="image/png"/>
        </draw:frame>
        <draw:frame draw:style-name="gr7" draw:text-style-name="P6" xml:id="id4" draw:id="id4" draw:layer="layout" svg:width="2.142cm" svg:height="2.142cm" svg:x="19.183cm" svg:y="6.448cm">
          <draw:image xlink:href="Pictures/100005650000085F0000085FE3DBD8C3A2CA859C.svg" xlink:type="simple" xlink:show="embed" xlink:actuate="onLoad" loext:mime-type="image/svg+xml">
            <text:p/>
          </draw:image>
          <draw:image xlink:href="Pictures/1000020100000051000000516D7D1DE58BC3EFC0.png" xlink:type="simple" xlink:show="embed" xlink:actuate="onLoad" loext:mime-type="image/png"/>
        </draw:frame>
        <draw:frame draw:style-name="gr6" draw:text-style-name="P8" xml:id="id3" draw:id="id3" draw:layer="layout" svg:width="2.169cm" svg:height="2.195cm" svg:x="1.403cm" svg:y="13.814cm">
          <draw:image xlink:href="Pictures/100040800000087A00000894D3613AEF290736C0.svg" xlink:type="simple" xlink:show="embed" xlink:actuate="onLoad" loext:mime-type="image/svg+xml">
            <text:p text:style-name="P8">Admin</text:p>
          </draw:image>
          <draw:image xlink:href="Pictures/10000201000000520000005308F0239B2ED6F622.png" xlink:type="simple" xlink:show="embed" xlink:actuate="onLoad" loext:mime-type="image/png"/>
        </draw:frame>
        <draw:custom-shape draw:style-name="gr8" draw:text-style-name="P10" xml:id="id1" draw:id="id1" draw:layer="layout" svg:width="1.524cm" svg:height="0.889cm" svg:x="4.578cm" svg:y="13.814cm">
          <text:p text:style-name="P9"><text:span text:style-name="T2">P</text:span><text:span text:style-name="T2">I</text:span><text:span text:style-name="T2">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0" xml:id="id6" draw:id="id6" draw:layer="layout" svg:width="1.524cm" svg:height="0.635cm" svg:x="20.58cm" svg:y="5.051cm">
          <text:p text:style-name="P9"><text:span text:style-name="T2">PI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0" xml:id="id5" draw:id="id5" draw:layer="layout" svg:width="1.524cm" svg:height="0.635cm" svg:x="18.167cm" svg:y="5.051cm">
          <text:p text:style-name="P9"><text:span text:style-name="T2">PI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6" draw:layer="layout" draw:type="line" svg:x1="5.912cm" svg:y1="14.258cm" svg:x2="7.06cm" svg:y2="13.996cm" draw:start-shape="id1" draw:start-glue-point="6" draw:end-shape="id2" draw:end-glue-point="3" svg:d="M5912 14258l1148-262" svg:viewBox="0 0 1149 263">
          <text:p/>
        </draw:connector>
        <draw:connector draw:style-name="gr10" draw:text-style-name="P6" draw:layer="layout" draw:type="line" svg:x1="3.572cm" svg:y1="14.911cm" svg:x2="4.768cm" svg:y2="14.258cm" draw:start-shape="id3" draw:start-glue-point="1" draw:end-shape="id1" draw:end-glue-point="9" svg:d="M3572 14911l1196-653" svg:viewBox="0 0 1197 654">
          <text:p/>
        </draw:connector>
        <draw:connector draw:style-name="gr10" draw:text-style-name="P6" draw:layer="layout" draw:type="line" svg:x1="20.254cm" svg:y1="6.448cm" svg:x2="18.929cm" svg:y2="5.686cm" draw:start-shape="id4" draw:start-glue-point="0" draw:end-shape="id5" draw:end-glue-point="8" svg:d="M20254 6448l-1325-762" svg:viewBox="0 0 1326 763">
          <text:p/>
        </draw:connector>
        <draw:connector draw:style-name="gr10" draw:text-style-name="P6" draw:layer="layout" draw:type="line" svg:x1="20.254cm" svg:y1="6.448cm" svg:x2="21.342cm" svg:y2="5.686cm" draw:start-shape="id4" draw:start-glue-point="0" draw:end-shape="id6" draw:end-glue-point="8" svg:d="M20254 6448l1088-762" svg:viewBox="0 0 1089 763">
          <text:p/>
        </draw:connector>
        <draw:frame draw:style-name="gr7" draw:text-style-name="P6" draw:layer="layout" svg:width="1.772cm" svg:height="1.507cm" svg:x="7.886cm" svg:y="9.005cm">
          <draw:image xlink:href="Pictures/1000074F000006ED000005E40D18F0C82018D773.svg" xlink:type="simple" xlink:show="embed" xlink:actuate="onLoad" loext:mime-type="image/svg+xml">
            <text:p/>
          </draw:image>
          <draw:image xlink:href="Pictures/10000201000000430000003900A51D1FAA6D33E7.png" xlink:type="simple" xlink:show="embed" xlink:actuate="onLoad" loext:mime-type="image/png"/>
        </draw:frame>
        <draw:custom-shape draw:style-name="gr11" draw:text-style-name="P5" draw:layer="layout" svg:width="14.732cm" svg:height="15.367cm" svg:x="12.325cm" svg:y="4.035cm">
          <text:p text:style-name="P4"><text:span text:style-name="T3">Resource Group</text:span></text:p>
          <text:p text:style-name="P4"><text:span text:style-name="T3">KLUST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21:01:43.496738416</meta:creation-date>
    <dc:date>2020-12-04T23:08:47.101641966</dc:date>
    <meta:editing-duration>PT55M36S</meta:editing-duration>
    <meta:editing-cycles>9</meta:editing-cycles>
    <meta:generator>LibreOffice/6.4.6.2$Linux_X86_64 LibreOffice_project/40$Build-2</meta:generator>
    <meta:document-statistic meta:object-count="28"/>
  </office:meta>
</office:document-meta>
</file>